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5D00000270BADAA4B2217E48F7.png" manifest:media-type="image/png"/>
  <manifest:file-entry manifest:full-path="Pictures/100002010000035D000001451EF66DAAB7337FED.png" manifest:media-type="image/png"/>
  <manifest:file-entry manifest:full-path="Pictures/100002010000035D0000012ED5CFDC83EF72EF4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cm" svg:height="6.417cm" draw:z-index="0"><draw:image xlink:href="Pictures/100002010000035D000001451EF66DAAB7337FED.png" xlink:type="simple" xlink:show="embed" xlink:actuate="onLoad" loext:mime-type="image/png"/></draw:frame></text:p>
      <text:p text:style-name="Standard"/>
      <text:p text:style-name="Standard"><draw:frame draw:style-name="fr1" draw:name="Image2" text:anchor-type="paragraph" svg:width="17cm" svg:height="5.962cm" draw:z-index="1"><draw:image xlink:href="Pictures/100002010000035D0000012ED5CFDC83EF72EF48.png" xlink:type="simple" xlink:show="embed" xlink:actuate="onLoad" loext:mime-type="image/png"/></draw:frame></text:p>
      <text:p text:style-name="Standard"/>
      <text:p text:style-name="Standard"><draw:frame draw:style-name="fr1" draw:name="Image3" text:anchor-type="paragraph" svg:width="17cm" svg:height="12.321cm" draw:z-index="2"><draw:image xlink:href="Pictures/100002010000035D00000270BADAA4B2217E48F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10T22:11:14.736478654</meta:creation-date>
    <dc:date>2020-04-10T22:14:53.615526931</dc:date>
    <meta:editing-duration>PT3M42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6.3.5.2$Linux_X86_64 LibreOffice_project/30$Build-2</meta:generator>
  </office:meta>
</office:document-meta>
</file>